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7c07" officeooo:paragraph-rsid="00067c07"/>
    </style:style>
    <style:style style:name="P2" style:family="paragraph" style:parent-style-name="Text_20_body">
      <style:text-properties officeooo:rsid="0007d5ed" officeooo:paragraph-rsid="0007d5ed"/>
    </style:style>
    <style:style style:name="P3" style:family="paragraph" style:parent-style-name="Text_20_body">
      <style:text-properties officeooo:rsid="0009fd2c" officeooo:paragraph-rsid="0009fd2c"/>
    </style:style>
    <style:style style:name="P4" style:family="paragraph" style:parent-style-name="Text_20_body">
      <style:text-properties fo:color="#000000" fo:font-weight="normal" officeooo:rsid="000e3976" officeooo:paragraph-rsid="000e3976" style:font-weight-asian="normal" style:font-weight-complex="normal"/>
    </style:style>
    <style:style style:name="P5" style:family="paragraph" style:parent-style-name="Text_20_body">
      <style:text-properties officeooo:rsid="0009fdbe" officeooo:paragraph-rsid="0009fdbe"/>
    </style:style>
    <style:style style:name="P6" style:family="paragraph" style:parent-style-name="Text_20_body">
      <style:text-properties officeooo:rsid="000c39ad" officeooo:paragraph-rsid="000c39ad"/>
    </style:style>
    <style:style style:name="P7" style:family="paragraph" style:parent-style-name="Text_20_body">
      <style:text-properties fo:color="#ff3333" fo:font-weight="bold" officeooo:rsid="000c39ad" officeooo:paragraph-rsid="000c39ad" style:font-weight-asian="bold" style:font-weight-complex="bold"/>
    </style:style>
    <style:style style:name="P8" style:family="paragraph" style:parent-style-name="Text_20_body">
      <style:text-properties officeooo:rsid="000e3976" officeooo:paragraph-rsid="000e3976"/>
    </style:style>
    <style:style style:name="P9" style:family="paragraph" style:parent-style-name="Title">
      <style:text-properties officeooo:rsid="00067c07" officeooo:paragraph-rsid="00067c07"/>
    </style:style>
    <style:style style:name="P10" style:family="paragraph" style:parent-style-name="Subtitle">
      <style:text-properties officeooo:rsid="00067c07" officeooo:paragraph-rsid="00067c07"/>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3">
      <style:text-properties officeooo:rsid="000c39ad" officeooo:paragraph-rsid="000c39ad"/>
    </style:style>
    <style:style style:name="P15" style:family="paragraph" style:parent-style-name="Heading_20_1">
      <style:text-properties officeooo:rsid="0009fd2c" officeooo:paragraph-rsid="0009fd2c"/>
    </style:style>
    <style:style style:name="P16" style:family="paragraph" style:parent-style-name="Heading_20_1">
      <style:text-properties officeooo:rsid="0009fdbe" officeooo:paragraph-rsid="0009fdbe"/>
    </style:style>
    <style:style style:name="P17" style:family="paragraph" style:parent-style-name="Heading_20_1">
      <style:text-properties officeooo:rsid="000c39ad" officeooo:paragraph-rsid="000c39ad"/>
    </style:style>
    <style:style style:name="P18" style:family="paragraph" style:parent-style-name="Heading_20_1">
      <style:text-properties officeooo:rsid="000e3976" officeooo:paragraph-rsid="000e3976"/>
    </style:style>
    <style:style style:name="P19" style:family="paragraph" style:parent-style-name="Heading_20_1">
      <style:paragraph-properties fo:break-before="page"/>
      <style:text-properties officeooo:rsid="0007d5ed" officeooo:paragraph-rsid="0007d5ed"/>
    </style:style>
    <style:style style:name="P20" style:family="paragraph" style:parent-style-name="Heading_20_2">
      <style:text-properties officeooo:rsid="0009fd2c" officeooo:paragraph-rsid="0009fd2c"/>
    </style:style>
    <style:style style:name="P21" style:family="paragraph" style:parent-style-name="Heading_20_2">
      <style:text-properties officeooo:rsid="0009fdbe" officeooo:paragraph-rsid="0009fdbe"/>
    </style:style>
    <style:style style:name="P22" style:family="paragraph" style:parent-style-name="Heading_20_2">
      <style:text-properties officeooo:rsid="000c39ad" officeooo:paragraph-rsid="000c39ad"/>
    </style:style>
    <style:style style:name="P23" style:family="paragraph" style:parent-style-name="Heading_20_2">
      <style:text-properties officeooo:rsid="000e3976" officeooo:paragraph-rsid="000e3976"/>
    </style:style>
    <style:style style:name="P24" style:family="paragraph" style:parent-style-name="Text_20_body">
      <style:text-properties officeooo:rsid="0009fd2c" officeooo:paragraph-rsid="000802e9"/>
    </style:style>
    <style:style style:name="P25" style:family="paragraph" style:parent-style-name="Text_20_body">
      <style:text-properties officeooo:rsid="0009fdbe" officeooo:paragraph-rsid="0009fdb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text-properties officeooo:paragraph-rsid="0007d5ed"/>
    </style:style>
    <style:style style:name="P30" style:family="paragraph" style:parent-style-name="Text_20_body">
      <style:text-properties officeooo:rsid="001051dd" officeooo:paragraph-rsid="001051dd"/>
    </style:style>
    <style:style style:name="P31" style:family="paragraph" style:parent-style-name="Text_20_body">
      <style:text-properties officeooo:rsid="001051dd" officeooo:paragraph-rsid="0011b02c"/>
    </style:style>
    <style:style style:name="P32" style:family="paragraph" style:parent-style-name="Text_20_body">
      <style:text-properties officeooo:rsid="0011b02c" officeooo:paragraph-rsid="0011b02c"/>
    </style:style>
    <style:style style:name="T1" style:family="text">
      <style:text-properties officeooo:rsid="0007d5ed"/>
    </style:style>
    <style:style style:name="T2" style:family="text">
      <style:text-properties fo:color="#ff3333" fo:font-weight="bold" style:font-weight-asian="bold" style:font-weight-complex="bold"/>
    </style:style>
    <style:style style:name="T3" style:family="text">
      <style:text-properties officeooo:rsid="000e3976"/>
    </style:style>
    <style:style style:name="T4" style:family="text">
      <style:text-properties officeooo:rsid="001051dd"/>
    </style:style>
    <style:style style:name="T5" style:family="text">
      <style:text-properties officeooo:rsid="0011b0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rivial 4b</text:p>
      <text:p text:style-name="P10">Descripción de la Arquitectura</text:p>
      <text:p text:style-name="P10">Versión 0.1</text:p>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91_1059424484" text:style-name="Index_20_Link" text:visited-style-name="Index_20_Link">I. Introducción<text:tab/>2</text:a></text:p>
          <text:p text:style-name="P12"><text:a xlink:type="simple" xlink:href="#__RefHeading__193_1059424484" text:style-name="Index_20_Link" text:visited-style-name="Index_20_Link">I.I. Propósito<text:tab/>2</text:a></text:p>
          <text:p text:style-name="P12"><text:a xlink:type="simple" xlink:href="#__RefHeading__195_1059424484" text:style-name="Index_20_Link" text:visited-style-name="Index_20_Link">I.II. Alcance<text:tab/>2</text:a></text:p>
          <text:p text:style-name="P12"><text:a xlink:type="simple" xlink:href="#__RefHeading__197_1059424484" text:style-name="Index_20_Link" text:visited-style-name="Index_20_Link">I.III. Referencias<text:tab/>2</text:a></text:p>
          <text:p text:style-name="P12"><text:a xlink:type="simple" xlink:href="#__RefHeading__199_1059424484" text:style-name="Index_20_Link" text:visited-style-name="Index_20_Link">I.IV. Visión general<text:tab/>2</text:a></text:p>
          <text:p text:style-name="P13"><text:a xlink:type="simple" xlink:href="#__RefHeading__201_1059424484" text:style-name="Index_20_Link" text:visited-style-name="Index_20_Link">II. Stakeholders<text:tab/>2</text:a></text:p>
          <text:p text:style-name="P12"><text:a xlink:type="simple" xlink:href="#__RefHeading__203_1059424484" text:style-name="Index_20_Link" text:visited-style-name="Index_20_Link">II.I. Dueño de la empresa contratante<text:tab/>2</text:a></text:p>
          <text:p text:style-name="P12"><text:a xlink:type="simple" xlink:href="#__RefHeading__205_1059424484" text:style-name="Index_20_Link" text:visited-style-name="Index_20_Link">II.II. Equipo de desarrollado<text:tab/>2</text:a></text:p>
          <text:p text:style-name="P12"><text:a xlink:type="simple" xlink:href="#__RefHeading__207_1059424484" text:style-name="Index_20_Link" text:visited-style-name="Index_20_Link">II.III. Administrador de la base de datos<text:tab/>3</text:a></text:p>
          <text:p text:style-name="P13"><text:a xlink:type="simple" xlink:href="#__RefHeading__209_1059424484" text:style-name="Index_20_Link" text:visited-style-name="Index_20_Link">III. Requisitos del proyecto<text:tab/>3</text:a></text:p>
          <text:p text:style-name="P12"><text:a xlink:type="simple" xlink:href="#__RefHeading__211_1059424484" text:style-name="Index_20_Link" text:visited-style-name="Index_20_Link">III.I. Requisitos funcionales<text:tab/>3</text:a></text:p>
          <text:p text:style-name="P12"><text:a xlink:type="simple" xlink:href="#__RefHeading__213_1059424484" text:style-name="Index_20_Link" text:visited-style-name="Index_20_Link">III.II. Requisitos no-funcionales<text:tab/>3</text:a></text:p>
          <text:p text:style-name="P13"><text:a xlink:type="simple" xlink:href="#__RefHeading__221_1059424484" text:style-name="Index_20_Link" text:visited-style-name="Index_20_Link">IV. Atributos de calidad<text:tab/>3</text:a></text:p>
          <text:p text:style-name="P13"><text:a xlink:type="simple" xlink:href="#__RefHeading__231_1059424484" text:style-name="Index_20_Link" text:visited-style-name="Index_20_Link">V. Escenarios de calidad<text:tab/>3</text:a></text:p>
          <text:p text:style-name="P13"><text:a xlink:type="simple" xlink:href="#__RefHeading__233_1059424484" text:style-name="Index_20_Link" text:visited-style-name="Index_20_Link">VI. Vistas del Modelo de Diseño<text:tab/>4</text:a></text:p>
          <text:p text:style-name="P12"><text:a xlink:type="simple" xlink:href="#__RefHeading__235_1059424484" text:style-name="Index_20_Link" text:visited-style-name="Index_20_Link">VI.I. Descomposición en Subsistemas<text:tab/>4</text:a></text:p>
          <text:p text:style-name="P11"><text:a xlink:type="simple" xlink:href="#__RefHeading__237_1059424484" text:style-name="Index_20_Link" text:visited-style-name="Index_20_Link">VI.I.1. Subsistema 1<text:tab/>4</text:a></text:p>
          <text:p text:style-name="P11"><text:a xlink:type="simple" xlink:href="#__RefHeading__239_1059424484" text:style-name="Index_20_Link" text:visited-style-name="Index_20_Link">VI.I.2. Subsistema 2<text:tab/>4</text:a></text:p>
          <text:p text:style-name="P11"><text:a xlink:type="simple" xlink:href="#__RefHeading__241_1059424484" text:style-name="Index_20_Link" text:visited-style-name="Index_20_Link">VI.I.3. Subsistema 3<text:tab/>4</text:a></text:p>
          <text:p text:style-name="P12"><text:a xlink:type="simple" xlink:href="#__RefHeading__243_1059424484" text:style-name="Index_20_Link" text:visited-style-name="Index_20_Link">VI.II. Diseño de clases<text:tab/>4</text:a></text:p>
          <text:p text:style-name="P13"><text:a xlink:type="simple" xlink:href="#__RefHeading__245_1059424484" text:style-name="Index_20_Link" text:visited-style-name="Index_20_Link">VII. Manual de usuario<text:tab/>4</text:a></text:p>
        </text:index-body>
      </text:table-of-content>
      <text:p text:style-name="P2"/>
      <text:h text:style-name="P19" text:outline-level="1"><text:bookmark-start text:name="__RefHeading__191_1059424484"/>Introducción<text:bookmark-end text:name="__RefHeading__191_1059424484"/></text:h>
      <text:p text:style-name="P29"><text:span text:style-name="T1">En este proyecto se intenta dar solución a las necesidades planteadas por la empresa NoGame. Dicha empresa se dedica a la creación de videojuegos de preguntas/respuesta y tiene como proyecto el desarrollo de una linea de juegos basados en una variante del Trivial.</text:span></text:p>
      <text:p text:style-name="P31">Previamente al desarrollo del videojuego la empresa quiere hacerse con una base de preguntas y respuestas utilizando para ello un banco de preguntas ya existente. Dicho banco de preguntas distribuye las preguntas en ficheros con el formato GIFT. Debido a ello la empresa NoGame quiere poseer una aplicación que le permita convertir este formato de ficheros en otro formato.</text:p>
      <text:p text:style-name="P32">La aplicación debe ejecutarse en dos etapas. Una primera etapa que analiza los ficheros con las preguntas y otra etapa en la que exportar las preguntas a un fichero de salida y las almacena en la base de datos. <text:span text:style-name="T4">El formato que se desea obtener es el JSON, el cual podrá ser usado mas adelante para insertar su contenido en una base de datos, la cual en principio podría ser MongoDB aunque aún no ha sido confirmado.</text:span></text:p>
      <text:p text:style-name="P30">La empresa NoGame quiere que la aplicación sea lo mas autosuficiente posible, es decir, que se pueda automatizar en lo máximo posible el proceso de conversión entre formatos. <text:span text:style-name="T5">No obstante esto no debe impedir que pueda llevar a cabo un proceso de revisión y depurado el cual muestre los errores que hallan podido ocurrir.</text:span></text:p>
      <text:h text:style-name="P20" text:outline-level="2"><text:bookmark-start text:name="__RefHeading__193_1059424484"/>Propósito<text:bookmark-end text:name="__RefHeading__193_1059424484"/></text:h>
      <text:p text:style-name="P3">Este documento proporciona una apreciación global y comprensible de la arquitectura del sistema usando diferentes puntos de vista para mostrar distintos aspectos del sistema. Intenta capturar y llegar a las decisiones de arquitectura críticas que han sido hechas en el sistema.</text:p>
      <text:h text:style-name="P20" text:outline-level="2"><text:bookmark-start text:name="__RefHeading__195_1059424484"/>Alcance<text:bookmark-end text:name="__RefHeading__195_1059424484"/></text:h>
      <text:p text:style-name="P24">En este documento se analizaran los requisitos de nuestra arquitectura tanto funcionales como no funcionales. Además se analizaran detalladamente cada uno de los stakeholders y sus respectivos intereses dentro del proyecto. Así como también la distribución arquitectónica del proyecto mediante los pertinentes diagramas. Y por ultimo un manual de usuario, que servirá como ayuda para la implementación y uso del programa final.<text:line-break/>Todo ello sera plasmado en el documento de manera clara y sencilla para su correcta comprensión evitando toda posible incongruencia.</text:p>
      <text:h text:style-name="P20" text:outline-level="2"><text:bookmark-start text:name="__RefHeading__197_1059424484"/>Referencias<text:bookmark-end text:name="__RefHeading__197_1059424484"/></text:h>
      <text:p text:style-name="P3">Para la elaboración de este documento se usara como referencia el documento de la guía académica de la asignatura Arquitectura del Software.</text:p>
      <text:h text:style-name="P20" text:outline-level="2"><text:bookmark-start text:name="__RefHeading__199_1059424484"/>Visión general<text:bookmark-end text:name="__RefHeading__199_1059424484"/></text:h>
      <text:p text:style-name="P3">La organización de documento consistirá en diferentes apartados en los que se analizaras los Stakeholder y sus necesidades respecto al proyecto, las vistas del diseño arquitectónico, los <text:soft-page-break/>requisitos de calidad y sis diferentes escenarios. <text:span text:style-name="T2">[etc]</text:span></text:p>
      <text:h text:style-name="P15" text:outline-level="1"><text:bookmark-start text:name="__RefHeading__201_1059424484"/>Stakeholders<text:bookmark-end text:name="__RefHeading__201_1059424484"/></text:h>
      <text:p text:style-name="P3">En esta sección se analizaran los diferentes Stakeholders que tienen relación con nuestro proyecto.</text:p>
      <text:h text:style-name="P21" text:outline-level="2"><text:bookmark-start text:name="__RefHeading__203_1059424484"/>Dueño de la empresa contratante<text:bookmark-end text:name="__RefHeading__203_1059424484"/></text:h>
      <text:p text:style-name="P5">Esta persona exigirá una producto que sea estable que sea desarrollado en el menor tiempo posible ya quiere poder lanzar al mercado cuanto antes su nueva linea de juegos de preguntas y respuesta.</text:p>
      <text:h text:style-name="P21" text:outline-level="2"><text:bookmark-start text:name="__RefHeading__205_1059424484"/>Equipo de desarrollado<text:bookmark-end text:name="__RefHeading__205_1059424484"/></text:h>
      <text:p text:style-name="P5">Este grupo de personas quieren tener un margen de tiempo amplio para poder desarrollar el programa de manera sea fácilmente mantenible y extensible a nuevas funcionalidades.</text:p>
      <text:h text:style-name="P21" text:outline-level="2"><text:bookmark-start text:name="__RefHeading__207_1059424484"/>Administrador de la base de datos<text:bookmark-end text:name="__RefHeading__207_1059424484"/></text:h>
      <text:p text:style-name="P5">Esta persona quiere que nuestro programa disponga configuración que permita modificar las opciones de conexión a la base de datos de una manera fácil y sencilla. También exigirá que nuestro programa sea capaz de conectarse y trabajar con cualquier tipo de base de datos que pueda necesitar en el futuro.</text:p>
      <text:h text:style-name="P16" text:outline-level="1"><text:bookmark-start text:name="__RefHeading__209_1059424484"/>Requisitos del proyecto<text:bookmark-end text:name="__RefHeading__209_1059424484"/></text:h>
      <text:h text:style-name="Heading_20_2" text:outline-level="2"><text:bookmark-start text:name="__RefHeading__211_1059424484"/>Requisitos funcionales<text:bookmark-end text:name="__RefHeading__211_1059424484"/></text:h>
      <text:list xml:id="list4749424566782384794" text:style-name="L1">
        <text:list-item>
          <text:p text:style-name="P26">El programa debe generar un fichero de salida en formato JSON con las preguntas y respuestas.</text:p>
        </text:list-item>
        <text:list-item>
          <text:p text:style-name="P26">Las preguntas deben ser obtenidas de una fuente externa, un fichero de formato GIFT.</text:p>
        </text:list-item>
        <text:list-item>
          <text:p text:style-name="P26">El programa debe ser lo menos interactivo posible. Tan solo debe solicitar unos simple datos, tales como, el nombre del fichero de entrada, el nombre del fichero de salida y la extensión del fichero de ambos ficheros respectivamente.</text:p>
        </text:list-item>
        <text:list-item>
          <text:p text:style-name="P26">Se debe almacenar las preguntas y respuestas en una base de datos.</text:p>
        </text:list-item>
        <text:list-item>
          <text:p text:style-name="P26">El proceso debe poder ser automatizado.</text:p>
        </text:list-item>
      </text:list>
      <text:h text:style-name="Heading_20_2" text:outline-level="2"><text:bookmark-start text:name="__RefHeading__213_1059424484"/>Requisitos no-funcionales<text:bookmark-end text:name="__RefHeading__213_1059424484"/></text:h>
      <text:list xml:id="list2881354898816276423" text:style-name="L2">
        <text:list-item>
          <text:p text:style-name="P27"><text:bookmark-start text:name="__RefHeading__215_1059424484"/>Poder agregar preguntas desde diferentes formatos de fichero.<text:bookmark-end text:name="__RefHeading__215_1059424484"/></text:p>
        </text:list-item>
        <text:list-item>
          <text:p text:style-name="P27"><text:bookmark-start text:name="__RefHeading__217_1059424484"/>La base de datos puede ser SQL o NOQSL como por ejemplo MongoDB.<text:bookmark-end text:name="__RefHeading__217_1059424484"/></text:p>
        </text:list-item>
        <text:list-item>
          <text:p text:style-name="P27"><text:bookmark-start text:name="__RefHeading__219_1059424484"/>Generar un log que permita analizar errores en el proceso de conversión<text:bookmark-end text:name="__RefHeading__219_1059424484"/></text:p>
        </text:list-item>
      </text:list>
      <text:h text:style-name="Heading_20_1" text:outline-level="1"><text:bookmark-start text:name="__RefHeading__221_1059424484"/><text:soft-page-break/>Atributos de calidad<text:bookmark-end text:name="__RefHeading__221_1059424484"/></text:h>
      <text:list xml:id="list4630132774198592197" text:style-name="L3">
        <text:list-item>
          <text:p text:style-name="P28"><text:bookmark-start text:name="__RefHeading__223_1059424484"/>Adapatabilidad entendida como capacidad de procesar ficheros con distintas extensiones.<text:bookmark-end text:name="__RefHeading__223_1059424484"/></text:p>
        </text:list-item>
        <text:list-item>
          <text:p text:style-name="P28"><text:bookmark-start text:name="__RefHeading__225_1059424484"/>Usabilidad entendida como sencilla comprensión y uso de la aplicación.<text:bookmark-end text:name="__RefHeading__225_1059424484"/></text:p>
        </text:list-item>
        <text:list-item>
          <text:p text:style-name="P28"><text:bookmark-start text:name="__RefHeading__227_1059424484"/>Testabilidad entendida como facilidad para verificar el producto.<text:bookmark-end text:name="__RefHeading__227_1059424484"/></text:p>
        </text:list-item>
        <text:list-item>
          <text:p text:style-name="P28"><text:bookmark-start text:name="__RefHeading__229_1059424484"/>Conectividad entendida como la posibilidad de conectarse a una base de datos externa al propio sistema.<text:bookmark-end text:name="__RefHeading__229_1059424484"/></text:p>
        </text:list-item>
      </text:list>
      <text:h text:style-name="P17" text:outline-level="1"><text:bookmark-start text:name="__RefHeading__231_1059424484"/>Escenarios de calidad<text:bookmark-end text:name="__RefHeading__231_1059424484"/></text:h>
      <text:p text:style-name="P7">[en desarrollo aún]</text:p>
      <text:h text:style-name="P17" text:outline-level="1"><text:bookmark-start text:name="__RefHeading__233_1059424484"/>Vistas del Modelo de Diseño<text:bookmark-end text:name="__RefHeading__233_1059424484"/></text:h>
      <text:h text:style-name="P22" text:outline-level="2"><text:bookmark-start text:name="__RefHeading__235_1059424484"/>Descomposición en Subsistemas<text:bookmark-end text:name="__RefHeading__235_1059424484"/></text:h>
      <text:p text:style-name="P6">[Diagrama mostrando la descomposición del Modelo de Diseño en Subsistemas, sus interfaces y las dependencias entre ellos, mostrando para cada Subsistema la Capa de la Arquitectura en la que se encuentra.]</text:p>
      <text:h text:style-name="P14" text:outline-level="3"><text:bookmark-start text:name="__RefHeading__237_1059424484"/>Subsistema 1<text:bookmark-end text:name="__RefHeading__237_1059424484"/></text:h>
      <text:p text:style-name="P6">[Breve descripción del Subsistema, incluyendo un diagrama conteniendo las clases y los subsistemas que lo componen y para cada uno de ellos una breve descripción, esto se encuentra <text:s/>con mayor detalle en el Modelo de Diseño.]</text:p>
      <text:h text:style-name="P14" text:outline-level="3"><text:bookmark-start text:name="__RefHeading__239_1059424484"/>Subsistema 2<text:bookmark-end text:name="__RefHeading__239_1059424484"/></text:h>
      <text:p text:style-name="P6">[Breve descripción del Subsistema, incluyendo un diagrama conteniendo las clases y los subsistemas que lo componen y para cada uno de ellos una breve descripción, esto se encuentra <text:s/>con mayor detalle en el Modelo de Diseño.]</text:p>
      <text:h text:style-name="P14" text:outline-level="3"><text:bookmark-start text:name="__RefHeading__241_1059424484"/>Subsistema 3<text:bookmark-end text:name="__RefHeading__241_1059424484"/></text:h>
      <text:p text:style-name="P6">[Breve descripción del Subsistema, incluyendo un diagrama conteniendo las clases y los subsistemas que lo componen y para cada uno de ellos una breve descripción, esto se encuentra <text:s/>con mayor detalle en el Modelo de Diseño.]</text:p>
      <text:p text:style-name="P7">[en desarrollo aún <text:span text:style-name="T3">así que podría haber mas subsistemas</text:span>]</text:p>
      <text:h text:style-name="P23" text:outline-level="2"><text:bookmark-start text:name="__RefHeading__243_1059424484"/>Diseño de clases<text:bookmark-end text:name="__RefHeading__243_1059424484"/></text:h>
      <text:p text:style-name="P4">[Diagrama UML con las diferentes clases]</text:p>
      <text:h text:style-name="P18" text:outline-level="1"><text:bookmark-start text:name="__RefHeading__245_1059424484"/>Manual de usuario<text:bookmark-end text:name="__RefHeading__245_1059424484"/></text:h>
      <text:p text:style-name="P8">[Descripción de como se ha de usar el programa. Y como actuar antes los posibles contratiempos <text:soft-page-break/>que puedan surgi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7:02:26.663000000</meta:creation-date>
    <dc:date>2015-03-03T06:52:32.148000000</dc:date>
    <meta:editing-duration>PT32M13S</meta:editing-duration>
    <meta:editing-cycles>2</meta:editing-cycles>
    <meta:generator>LibreOffice/4.4.0.3$Windows_x86 LibreOffice_project/de093506bcdc5fafd9023ee680b8c60e3e0645d7</meta:generator>
    <meta:document-statistic meta:table-count="0" meta:image-count="0" meta:object-count="0" meta:page-count="5" meta:paragraph-count="78" meta:word-count="1069" meta:character-count="6628" meta:non-whitespace-character-count="5667"/>
  </office:meta>
</office:document-meta>
</file>